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2.0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>
            <text:p>conts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ymin</text:p>
          </table:table-cell>
          <table:table-cell office:value-type="string">
            <text:p>ymax</text:p>
          </table:table-cell>
          <table:table-cell office:value-type="string">
            <text:p>ncols</text:p>
          </table:table-cell>
          <table:table-cell office:value-type="string">
            <text:p>nrows</text:p>
          </table:table-cell>
          <table:table-cell table:style-name="Default" office:value-type="string">
            <text:p>area</text:p>
          </table:table-cell>
          <table:table-cell office:value-type="string">
            <text:p>CRS</text:p>
          </table:table-cell>
        </table:table-row>
        <table:table-row table:style-name="ro1">
          <table:table-cell office:value-type="string">
            <text:p>au</text:p>
          </table:table-cell>
          <table:table-cell office:value-type="float" office:value="-5013000">
            <text:p>-5013000</text:p>
          </table:table-cell>
          <table:table-cell office:value-type="float" office:value="5946000">
            <text:p>5946000</text:p>
          </table:table-cell>
          <table:table-cell office:value-type="float" office:value="-6420000">
            <text:p>-6420000</text:p>
          </table:table-cell>
          <table:table-cell office:value-type="float" office:value="600000">
            <text:p>600000</text:p>
          </table:table-cell>
          <table:table-cell table:formula="of:=([.C2]-[.B2])/1000" office:value-type="float" office:value="10959">
            <text:p>10959</text:p>
          </table:table-cell>
          <table:table-cell table:formula="of:=([.E2]-[.D2])/1000" office:value-type="float" office:value="7020">
            <text:p>7020</text:p>
          </table:table-cell>
          <table:table-cell table:formula="of:=[.F2]*[.G2]" office:value-type="float" office:value="76932180">
            <text:p>76.932.180</text:p>
          </table:table-cell>
          <table:table-cell office:value-type="string">
            <text:p>+proj=aea +lat_1=-18 +lat_2=-36 +lat_0=0 +lon_0=132 +x_0=0 +y_0=0 +ellps=GRS80 +towgs84=0,0,0,0,0,0,0 +units=m +no_defs</text:p>
          </table:table-cell>
        </table:table-row>
        <table:table-row table:style-name="ro1">
          <table:table-cell office:value-type="string">
            <text:p>af</text:p>
          </table:table-cell>
          <table:table-cell office:value-type="float" office:value="-5090000">
            <text:p>-5090000</text:p>
          </table:table-cell>
          <table:table-cell office:value-type="float" office:value="4470000">
            <text:p>4470000</text:p>
          </table:table-cell>
          <table:table-cell office:value-type="float" office:value="-4616000">
            <text:p>-4616000</text:p>
          </table:table-cell>
          <table:table-cell office:value-type="float" office:value="4004000">
            <text:p>4004000</text:p>
          </table:table-cell>
          <table:table-cell table:formula="of:=([.C3]-[.B3])/1000" office:value-type="float" office:value="9560">
            <text:p>9560</text:p>
          </table:table-cell>
          <table:table-cell table:formula="of:=([.E3]-[.D3])/1000" office:value-type="float" office:value="8620">
            <text:p>8620</text:p>
          </table:table-cell>
          <table:table-cell table:formula="of:=[.F3]*[.G3]" office:value-type="float" office:value="82407200">
            <text:p>82.407.200</text:p>
          </table:table-cell>
          <table:table-cell office:value-type="string">
            <text:p>+proj=laea +lat_0=5 +lon_0=20 +x_0=0 +y_0=0 +units=m +ellps=WGS84 +datum=WGS84</text:p>
          </table:table-cell>
        </table:table-row>
        <table:table-row table:style-name="ro1">
          <table:table-cell office:value-type="string">
            <text:p>sas</text:p>
          </table:table-cell>
          <table:table-cell office:value-type="float" office:value="-10733000">
            <text:p>-10733000</text:p>
          </table:table-cell>
          <table:table-cell office:value-type="float" office:value="1454000">
            <text:p>1454000</text:p>
          </table:table-cell>
          <table:table-cell office:value-type="float" office:value="961000">
            <text:p>961000</text:p>
          </table:table-cell>
          <table:table-cell office:value-type="float" office:value="9400000">
            <text:p>9400000</text:p>
          </table:table-cell>
          <table:table-cell table:formula="of:=([.C4]-[.B4])/1000" office:value-type="float" office:value="12187">
            <text:p>12187</text:p>
          </table:table-cell>
          <table:table-cell table:formula="of:=([.E4]-[.D4])/1000" office:value-type="float" office:value="8439">
            <text:p>8439</text:p>
          </table:table-cell>
          <table:table-cell table:formula="of:=[.F4]*[.G4]" office:value-type="float" office:value="102846093">
            <text:p>102.846.093</text:p>
          </table:table-cell>
          <table:table-cell office:value-type="string">
            <text:p>+proj=lcc +lat_1=7 +lat_2=-32 +lat_0=-15 +lon_0=125 +x_0=0 +y_0=0 +ellps=WGS84 +datum=WGS84 +units=m +no_defs</text:p>
          </table:table-cell>
        </table:table-row>
        <table:table-row table:style-name="ro1">
          <table:table-cell office:value-type="string">
            <text:p>nas</text:p>
          </table:table-cell>
          <table:table-cell office:value-type="float" office:value="-4191000">
            <text:p>-4191000</text:p>
          </table:table-cell>
          <table:table-cell office:value-type="float" office:value="4096000">
            <text:p>4096000</text:p>
          </table:table-cell>
          <table:table-cell office:value-type="float" office:value="316000">
            <text:p>316000</text:p>
          </table:table-cell>
          <table:table-cell office:value-type="float" office:value="5966000">
            <text:p>5966000</text:p>
          </table:table-cell>
          <table:table-cell table:formula="of:=([.C5]-[.B5])/1000" office:value-type="float" office:value="8287">
            <text:p>8287</text:p>
          </table:table-cell>
          <table:table-cell table:formula="of:=([.E5]-[.D5])/1000" office:value-type="float" office:value="5650">
            <text:p>5650</text:p>
          </table:table-cell>
          <table:table-cell table:formula="of:=[.F5]*[.G5]" office:value-type="float" office:value="46821550">
            <text:p>46.821.550</text:p>
          </table:table-cell>
          <table:table-cell office:value-type="string">
            <text:p>+proj=lcc +lat_1=15 +lat_2=65 +lat_0=30 +lon_0=95 +x_0=0 +y_0=0 +ellps=WGS84 +datum=WGS84 +units=m +no_defs</text:p>
          </table:table-cell>
        </table:table-row>
        <table:table-row table:style-name="ro1">
          <table:table-cell office:value-type="string">
            <text:p>eu</text:p>
          </table:table-cell>
          <table:table-cell office:value-type="float" office:value="2426000">
            <text:p>2426000</text:p>
          </table:table-cell>
          <table:table-cell office:value-type="float" office:value="7294000">
            <text:p>7294000</text:p>
          </table:table-cell>
          <table:table-cell office:value-type="float" office:value="1428000">
            <text:p>1428000</text:p>
          </table:table-cell>
          <table:table-cell office:value-type="float" office:value="5447000">
            <text:p>5447000</text:p>
          </table:table-cell>
          <table:table-cell table:formula="of:=([.C6]-[.B6])/1000" office:value-type="float" office:value="4868">
            <text:p>4868</text:p>
          </table:table-cell>
          <table:table-cell table:formula="of:=([.E6]-[.D6])/1000" office:value-type="float" office:value="4019">
            <text:p>4019</text:p>
          </table:table-cell>
          <table:table-cell table:formula="of:=[.F6]*[.G6]" office:value-type="float" office:value="19564492">
            <text:p>19.564.492</text:p>
          </table:table-cell>
          <table:table-cell office:value-type="string">
            <text:p>+proj=laea +lat_0=52 +lon_0=10 +x_0=4321000 +y_0=3210000 +ellps=GRS80 +units=m +no_defs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float" office:value="-4792000">
            <text:p>-4792000</text:p>
          </table:table-cell>
          <table:table-cell office:value-type="float" office:value="3353000">
            <text:p>3353000</text:p>
          </table:table-cell>
          <table:table-cell office:value-type="float" office:value="-1856000">
            <text:p>-1856000</text:p>
          </table:table-cell>
          <table:table-cell office:value-type="float" office:value="5753000">
            <text:p>5753000</text:p>
          </table:table-cell>
          <table:table-cell table:formula="of:=([.C7]-[.B7])/1000" office:value-type="float" office:value="8145">
            <text:p>8145</text:p>
          </table:table-cell>
          <table:table-cell table:formula="of:=([.E7]-[.D7])/1000" office:value-type="float" office:value="7609">
            <text:p>7609</text:p>
          </table:table-cell>
          <table:table-cell table:formula="of:=[.F7]*[.G7]" office:value-type="float" office:value="61975305">
            <text:p>61.975.305</text:p>
          </table:table-cell>
          <table:table-cell office:value-type="string">
            <text:p>+proj=aea +lat_1=29.5 +lat_2=45.5 +lat_0=23 +lon_0=-96 +x_0=0 +y_0=0 +ellps=GRS80 +datum=NAD83 +units=m +no_defs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float" office:value="-4013000">
            <text:p>-4013000</text:p>
          </table:table-cell>
          <table:table-cell office:value-type="float" office:value="3289000">
            <text:p>3289000</text:p>
          </table:table-cell>
          <table:table-cell office:value-type="float" office:value="-3380000">
            <text:p>-3380000</text:p>
          </table:table-cell>
          <table:table-cell office:value-type="float" office:value="5780000">
            <text:p>5780000</text:p>
          </table:table-cell>
          <table:table-cell table:formula="of:=([.C8]-[.B8])/1000" office:value-type="float" office:value="7302">
            <text:p>7302</text:p>
          </table:table-cell>
          <table:table-cell table:formula="of:=([.E8]-[.D8])/1000" office:value-type="float" office:value="9160">
            <text:p>9160</text:p>
          </table:table-cell>
          <table:table-cell table:formula="of:=[.F8]*[.G8]" office:value-type="float" office:value="66886320">
            <text:p>66.886.320</text:p>
          </table:table-cell>
          <table:table-cell office:value-type="string">
            <text:p>+proj=aea +lat_1=-5 +lat_2=-42 +lat_0=-32 +lon_0=-60 +x_0=0 +y_0=0 +ellps=aust_SA +units=m +no_defs</text:p>
          </table:table-cell>
        </table:table-row>
        <table:table-row table:style-name="ro1">
          <table:table-cell office:value-type="string">
            <text:p>ant</text:p>
          </table:table-cell>
          <table:table-cell office:value-type="float" office:value="-2963000">
            <text:p>-2963000</text:p>
          </table:table-cell>
          <table:table-cell office:value-type="float" office:value="2983000">
            <text:p>2983000</text:p>
          </table:table-cell>
          <table:table-cell office:value-type="float" office:value="-2708000">
            <text:p>-2708000</text:p>
          </table:table-cell>
          <table:table-cell office:value-type="float" office:value="2524000">
            <text:p>2524000</text:p>
          </table:table-cell>
          <table:table-cell table:formula="of:=([.C9]-[.B9])/1000" office:value-type="float" office:value="5946">
            <text:p>5946</text:p>
          </table:table-cell>
          <table:table-cell table:formula="of:=([.E9]-[.D9])/1000" office:value-type="float" office:value="5232">
            <text:p>5232</text:p>
          </table:table-cell>
          <table:table-cell table:formula="of:=[.F9]*[.G9]" office:value-type="float" office:value="31109472">
            <text:p>31.109.472</text:p>
          </table:table-cell>
          <table:table-cell office:value-type="string">
            <text:p>+proj=stere +lat_0=-90 +lat_ts=-71 +lon_0=0 +k=1 +x_0=0 +y_0=0 +ellps=WGS84 +datum=WGS84 +units=m +no_defs</text:p>
          </table:table-cell>
        </table:table-row>
        <table:table-row table:style-name="ro1">
          <table:table-cell office:value-type="string">
            <text:p>art</text:p>
          </table:table-cell>
          <table:table-cell office:value-type="float" office:value="-2963000">
            <text:p>-2963000</text:p>
          </table:table-cell>
          <table:table-cell office:value-type="float" office:value="2983000">
            <text:p>2983000</text:p>
          </table:table-cell>
          <table:table-cell office:value-type="float" office:value="-2708000">
            <text:p>-2708000</text:p>
          </table:table-cell>
          <table:table-cell office:value-type="float" office:value="2524000">
            <text:p>2524000</text:p>
          </table:table-cell>
          <table:table-cell table:formula="of:=([.C10]-[.B10])/1000" office:value-type="float" office:value="5946">
            <text:p>5946</text:p>
          </table:table-cell>
          <table:table-cell table:formula="of:=([.E10]-[.D10])/1000" office:value-type="float" office:value="5232">
            <text:p>5232</text:p>
          </table:table-cell>
          <table:table-cell table:formula="of:=[.F10]*[.G10]" office:value-type="float" office:value="31109472">
            <text:p>31.109.472</text:p>
          </table:table-cell>
          <table:table-cell office:value-type="string">
            <text:p>+proj=stere +lat_0=90 +lat_ts=71 +lon_0=0 +k=1 +x_0=0 +y_0=0 +ellps=WGS84 +datum=WGS84 +units=m +no_defs</text:p>
          </table:table-cell>
        </table:table-row>
        <table:table-row table:style-name="ro2">
          <table:table-cell office:value-type="string">
            <text:p>npo</text:p>
          </table:table-cell>
          <table:table-cell office:value-type="float" office:value="-2404000">
            <text:p>-2404000</text:p>
          </table:table-cell>
          <table:table-cell office:value-type="float" office:value="451000">
            <text:p>451000</text:p>
          </table:table-cell>
          <table:table-cell office:value-type="float" office:value="-1392000">
            <text:p>-1392000</text:p>
          </table:table-cell>
          <table:table-cell office:value-type="float" office:value="1950000">
            <text:p>1950000</text:p>
          </table:table-cell>
          <table:table-cell table:formula="of:=([.C11]-[.B11])/1000" office:value-type="float" office:value="2855">
            <text:p>2855</text:p>
          </table:table-cell>
          <table:table-cell table:formula="of:=([.E11]-[.D11])/1000" office:value-type="float" office:value="3342">
            <text:p>3342</text:p>
          </table:table-cell>
          <table:table-cell table:formula="of:=[.F11]*[.G11]" office:value-type="float" office:value="9541410">
            <text:p>9.541.410</text:p>
          </table:table-cell>
          <table:table-cell table:style-name="ce2" office:value-type="string">
            <text:p>+proj=aea +lat_1=8 +lat_2=18 +lat_0=13 +lon_0=-157 +x_0=0 +y_0=0 +ellps=GRS80 +datum=NAD83 +units=m +no_defs</text:p>
          </table:table-cell>
        </table:table-row>
        <table:table-row table:style-name="ro3">
          <table:table-cell office:value-type="string">
            <text:p>nao</text:p>
          </table:table-cell>
          <table:table-cell office:value-type="float" office:value="89000">
            <text:p>89000</text:p>
          </table:table-cell>
          <table:table-cell office:value-type="float" office:value="768000">
            <text:p>768000</text:p>
          </table:table-cell>
          <table:table-cell office:value-type="float" office:value="4041000">
            <text:p>4041000</text:p>
          </table:table-cell>
          <table:table-cell office:value-type="float" office:value="4426000">
            <text:p>4426000</text:p>
          </table:table-cell>
          <table:table-cell table:formula="of:=([.C12]-[.B12])/1000" office:value-type="float" office:value="679">
            <text:p>679</text:p>
          </table:table-cell>
          <table:table-cell table:formula="of:=([.E12]-[.D12])/1000" office:value-type="float" office:value="385">
            <text:p>385</text:p>
          </table:table-cell>
          <table:table-cell table:formula="of:=[.F12]*[.G12]" office:value-type="float" office:value="261415">
            <text:p>261.415</text:p>
          </table:table-cell>
          <table:table-cell table:style-name="ce2" office:value-type="string">
            <text:p>+proj=utm +zone=26 +ellps=intl +towgs84=-104,167,-38,0,0,0,0 +units=m +no_defs </text:p>
          </table:table-cell>
        </table:table-row>
        <table:table-row table:style-name="ro4">
          <table:table-cell office:value-type="string">
            <text:p>poly</text:p>
          </table:table-cell>
          <table:table-cell office:value-type="float" office:value="-2357000">
            <text:p>-2357000</text:p>
          </table:table-cell>
          <table:table-cell office:value-type="float" office:value="4439000">
            <text:p>4439000</text:p>
          </table:table-cell>
          <table:table-cell office:value-type="float" office:value="1044000">
            <text:p>1044000</text:p>
          </table:table-cell>
          <table:table-cell office:value-type="float" office:value="4246000">
            <text:p>4246000</text:p>
          </table:table-cell>
          <table:table-cell table:formula="of:=([.C13]-[.B13])/1000" office:value-type="float" office:value="6796">
            <text:p>6796</text:p>
          </table:table-cell>
          <table:table-cell table:formula="of:=([.E13]-[.D13])/1000" office:value-type="float" office:value="3202">
            <text:p>3202</text:p>
          </table:table-cell>
          <table:table-cell table:formula="of:=[.F13]*[.G13]" office:value-type="float" office:value="21760792">
            <text:p>21.760.792</text:p>
          </table:table-cell>
          <table:table-cell table:style-name="ce2" office:value-type="string">
            <text:p>+proj=aea +lat_1=-20 +lat_2=-60 +lat_0=-42 +lon_0=-155 +x_0=0 +y_0=0 +ellps=GRS80 <text:s/>+towgs84=0,0,0,0,0,0,0 +units=m +no_defs</text:p>
          </table:table-cell>
        </table:table-row>
        <table:table-row table:style-name="ro1">
          <table:table-cell office:value-type="string">
            <text:p>anta</text:p>
          </table:table-cell>
          <table:table-cell office:value-type="float" office:value="-1958000">
            <text:p>-1958000</text:p>
          </table:table-cell>
          <table:table-cell office:value-type="float" office:value="1029000">
            <text:p>1029000</text:p>
          </table:table-cell>
          <table:table-cell office:value-type="float" office:value="3963000">
            <text:p>3963000</text:p>
          </table:table-cell>
          <table:table-cell office:value-type="float" office:value="4951000">
            <text:p>4951000</text:p>
          </table:table-cell>
          <table:table-cell table:formula="of:=([.C14]-[.B14])/1000" office:value-type="float" office:value="2987">
            <text:p>2987</text:p>
          </table:table-cell>
          <table:table-cell table:formula="of:=([.E14]-[.D14])/1000" office:value-type="float" office:value="988">
            <text:p>988</text:p>
          </table:table-cell>
          <table:table-cell table:formula="of:=[.F14]*[.G14]" office:value-type="float" office:value="2951156">
            <text:p>2.951.156</text:p>
          </table:table-cell>
          <table:table-cell office:value-type="string">
            <text:p>+proj=utm +zone=42 +south +ellps=intl +towgs84=145,-187,103,0,0,0,0 +units=m +no_defs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25-02-2013</text:date>, <text:time>19:2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7T17:57:49.87</meta:creation-date>
    <dc:date>2013-02-25T19:23:30.40</dc:date>
    <meta:editing-duration>P7DT11H44M27S</meta:editing-duration>
    <meta:editing-cycles>11</meta:editing-cycles>
    <meta:generator>OpenOffice.org/3.4.1$Win32 OpenOffice.org_project/341m1$Build-9593</meta:generator>
    <meta:document-statistic meta:table-count="3" meta:cell-count="126" meta:object-count="0"/>
  </office:meta>
</office:document-meta>
</file>